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461cm" fo:min-width="1.457cm"/>
    </style:style>
    <style:style style:name="gr4" style:family="graphic" style:parent-style-name="objectwithoutfill">
      <style:graphic-properties draw:stroke="dash" draw:stroke-dash="Ultrafine_20_2_20_Dots_20_3_20_Dashes" svg:stroke-width="0.051cm" svg:stroke-color="#66666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127cm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02cm" svg:stroke-color="#000000" draw:marker-start-width="0.352cm" draw:marker-end="Arrowheads_20_1" draw:marker-end-width="0.352cm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"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666666" draw:fill="none" draw:fill-color="#ffffff" fo:min-height="0.127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color="#666666"/>
    </style:style>
    <style:style style:name="P4" style:family="paragraph">
      <style:text-properties fo:color="#666666"/>
    </style:style>
    <style:style style:name="P5" style:family="paragraph">
      <style:text-properties fo:color="#0000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666666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098cm" svg:height="2.159cm" svg:x="0.975cm" svg:y="5.3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0.965cm" svg:y1="6.062cm" svg:x2="4.083cm" svg:y2="6.062cm">
            <text:p/>
          </draw:line>
          <draw:line draw:style-name="gr2" draw:text-style-name="P1" draw:layer="layout" svg:x1="0.965cm" svg:y1="6.875cm" svg:x2="4.083cm" svg:y2="6.875cm">
            <text:p/>
          </draw:line>
          <draw:frame draw:style-name="gr3" draw:text-style-name="P2" draw:layer="layout" svg:width="2.531cm" svg:height="0.886cm" svg:x="1.259cm" svg:y="5.251cm">
            <draw:text-box>
              <text:p text:style-name="P2"><text:span text:style-name="T1">Class A</text:span></text:p>
            </draw:text-box>
          </draw:frame>
        </draw:g>
        <draw:g xml:id="id1" draw:id="id1">
          <draw:custom-shape draw:style-name="gr1" draw:text-style-name="P1" draw:layer="layout" svg:width="3.098cm" svg:height="2.159cm" svg:x="11.059cm" svg:y="7.69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049cm" svg:y1="8.448cm" svg:x2="14.167cm" svg:y2="8.448cm">
            <text:p/>
          </draw:line>
          <draw:line draw:style-name="gr2" draw:text-style-name="P1" draw:layer="layout" svg:x1="11.049cm" svg:y1="9.261cm" svg:x2="14.167cm" svg:y2="9.261cm">
            <text:p/>
          </draw:line>
          <draw:frame draw:style-name="gr3" draw:text-style-name="P2" draw:layer="layout" svg:width="2.844cm" svg:height="0.886cm" svg:x="11.186cm" svg:y="7.637cm">
            <draw:text-box>
              <text:p text:style-name="P2"><text:span text:style-name="T1">Class B2</text:span></text:p>
            </draw:text-box>
          </draw:frame>
        </draw:g>
        <draw:g xml:id="id3" draw:id="id3">
          <draw:custom-shape draw:style-name="gr1" draw:text-style-name="P1" draw:layer="layout" svg:width="2.965cm" svg:height="2.159cm" svg:x="11.126cm" svg:y="2.96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116cm" svg:y1="3.716cm" svg:x2="14.101cm" svg:y2="3.716cm">
            <text:p/>
          </draw:line>
          <draw:line draw:style-name="gr2" draw:text-style-name="P1" draw:layer="layout" svg:x1="11.116cm" svg:y1="4.529cm" svg:x2="14.101cm" svg:y2="4.529cm">
            <text:p/>
          </draw:line>
          <draw:frame draw:style-name="gr3" draw:text-style-name="P2" draw:layer="layout" svg:width="2.826cm" svg:height="0.886cm" svg:x="11.196cm" svg:y="2.905cm">
            <draw:text-box>
              <text:p text:style-name="P2"><text:span text:style-name="T1">Class B1</text:span></text:p>
            </draw:text-box>
          </draw:frame>
        </draw:g>
        <draw:g xml:id="id2" draw:id="id2">
          <draw:custom-shape draw:style-name="gr1" draw:text-style-name="P1" draw:layer="layout" svg:width="3.098cm" svg:height="2.159cm" svg:x="15.164cm" svg:y="5.31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154cm" svg:y1="6.062cm" svg:x2="18.272cm" svg:y2="6.062cm">
            <text:p/>
          </draw:line>
          <draw:line draw:style-name="gr2" draw:text-style-name="P1" draw:layer="layout" svg:x1="15.154cm" svg:y1="6.875cm" svg:x2="18.272cm" svg:y2="6.875cm">
            <text:p/>
          </draw:line>
          <draw:frame draw:style-name="gr3" draw:text-style-name="P2" draw:layer="layout" svg:width="2.531cm" svg:height="0.886cm" svg:x="15.448cm" svg:y="5.251cm">
            <draw:text-box>
              <text:p text:style-name="P2"><text:span text:style-name="T1">Class B</text:span></text:p>
            </draw:text-box>
          </draw:frame>
        </draw:g>
        <draw:line draw:style-name="gr4" draw:text-style-name="P3" draw:layer="layout" svg:x1="4.175cm" svg:y1="6.334cm" svg:x2="11.152cm" svg:y2="4.141cm">
          <text:p text:style-name="P3"><text:span text:style-name="T2">linkto</text:span></text:p>
          <text:p text:style-name="P3"><text:span text:style-name="T2"/></text:p>
        </draw:line>
        <draw:frame draw:style-name="gr5" draw:text-style-name="P4" draw:layer="layout" svg:width="1.905cm" svg:height="0.962cm" svg:x="9.488cm" svg:y="4.431cm">
          <draw:text-box>
            <text:p text:style-name="P4"><text:span text:style-name="T2">1..N</text:span></text:p>
          </draw:text-box>
        </draw:frame>
        <draw:line draw:style-name="gr4" draw:text-style-name="P1" draw:layer="layout" svg:x1="4.048cm" svg:y1="6.461cm" svg:x2="11.16cm" svg:y2="8.874cm">
          <text:p text:style-name="P1"><text:span text:style-name="T2">linkto</text:span></text:p>
          <text:p text:style-name="P1"/>
        </draw:line>
        <draw:frame draw:style-name="gr5" draw:text-style-name="P4" draw:layer="layout" svg:width="1.905cm" svg:height="0.962cm" svg:x="9.488cm" svg:y="8.93cm">
          <draw:text-box>
            <text:p text:style-name="P4"><text:span text:style-name="T2">0..1</text:span></text:p>
          </draw:text-box>
        </draw:frame>
        <draw:line draw:style-name="gr6" draw:text-style-name="P1" draw:layer="layout" svg:x1="4.048cm" svg:y1="6.461cm" svg:x2="15.162cm" svg:y2="6.347cm">
          <text:p text:style-name="P1">linkto</text:p>
          <text:p text:style-name="P1"/>
        </draw:line>
        <draw:frame draw:style-name="gr5" draw:layer="layout" svg:width="1.651cm" svg:height="0.962cm" svg:x="4.048cm" svg:y="6.842cm">
          <draw:text-box>
            <text:p>0..1</text:p>
          </draw:text-box>
        </draw:frame>
        <draw:frame draw:style-name="gr5" draw:layer="layout" svg:width="1.778cm" svg:height="0.962cm" svg:x="13.673cm" svg:y="6.842cm">
          <draw:text-box>
            <text:p>0..N</text:p>
          </draw:text-box>
        </draw:frame>
        <draw:connector draw:style-name="gr7" draw:text-style-name="P1" draw:layer="layout" svg:x1="14.167cm" svg:y1="8.746cm" svg:x2="16.713cm" svg:y2="7.47cm" draw:start-shape="id1" draw:start-glue-point="1" draw:end-shape="id2" svg:d="M14167 8746h2546v-1276" svg:viewBox="0 0 2547 1277">
          <text:p/>
        </draw:connector>
        <draw:connector draw:style-name="gr7" draw:text-style-name="P1" draw:layer="layout" svg:x1="14.101cm" svg:y1="4.014cm" svg:x2="16.713cm" svg:y2="5.251cm" draw:start-shape="id3" draw:start-glue-point="1" draw:end-shape="id2" draw:end-glue-point="0" svg:d="M14101 4014h2612v1237" svg:viewBox="0 0 2613 1238">
          <text:p/>
        </draw:connector>
        <draw:line draw:style-name="gr8" draw:text-style-name="P1" draw:layer="layout" svg:x1="11.152cm" svg:y1="4.141cm" svg:x2="15.097cm" svg:y2="6.334cm">
          <text:p/>
        </draw:line>
        <draw:line draw:style-name="gr8" draw:text-style-name="P1" draw:layer="layout" svg:x1="11.025cm" svg:y1="8.84cm" svg:x2="15.064cm" svg:y2="6.402cm">
          <text:p/>
        </draw:line>
        <draw:g xml:id="id5" draw:id="id5">
          <draw:custom-shape draw:style-name="gr1" draw:text-style-name="P1" draw:layer="layout" svg:width="3.098cm" svg:height="2.159cm" svg:x="1.01cm" svg:y="1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cm" svg:y1="13.751cm" svg:x2="4.118cm" svg:y2="13.751cm">
            <text:p/>
          </draw:line>
          <draw:line draw:style-name="gr2" draw:text-style-name="P1" draw:layer="layout" svg:x1="1cm" svg:y1="14.564cm" svg:x2="4.118cm" svg:y2="14.564cm">
            <text:p/>
          </draw:line>
          <draw:frame draw:style-name="gr3" draw:text-style-name="P2" draw:layer="layout" svg:width="2.531cm" svg:height="0.886cm" svg:x="1.294cm" svg:y="12.94cm">
            <draw:text-box>
              <text:p text:style-name="P2"><text:span text:style-name="T1">Class A</text:span></text:p>
            </draw:text-box>
          </draw:frame>
        </draw:g>
        <draw:g>
          <draw:custom-shape draw:style-name="gr1" draw:text-style-name="P1" draw:layer="layout" svg:width="3.098cm" svg:height="2.159cm" svg:x="15.361cm" svg:y="12.91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351cm" svg:y1="13.665cm" svg:x2="18.469cm" svg:y2="13.665cm">
            <text:p/>
          </draw:line>
          <draw:line draw:style-name="gr2" draw:text-style-name="P1" draw:layer="layout" svg:x1="15.351cm" svg:y1="14.478cm" svg:x2="18.469cm" svg:y2="14.478cm">
            <text:p/>
          </draw:line>
          <draw:frame draw:style-name="gr3" draw:text-style-name="P2" draw:layer="layout" svg:width="2.531cm" svg:height="0.886cm" svg:x="15.645cm" svg:y="12.854cm">
            <draw:text-box>
              <text:p text:style-name="P2"><text:span text:style-name="T1">Class B</text:span></text:p>
            </draw:text-box>
          </draw:frame>
        </draw:g>
        <draw:line draw:style-name="gr4" draw:text-style-name="P3" draw:layer="layout" svg:x1="8.149cm" svg:y1="11.804cm" svg:x2="15.224cm" svg:y2="14.124cm">
          <text:p text:style-name="P3"><text:span text:style-name="T2">linkto</text:span></text:p>
          <text:p text:style-name="P3"><text:span text:style-name="T2"/></text:p>
        </draw:line>
        <draw:frame draw:style-name="gr9" draw:text-style-name="P4" draw:layer="layout" svg:width="1.651cm" svg:height="0.962cm" svg:x="8.049cm" svg:y="12.094cm">
          <draw:text-box>
            <text:p text:style-name="P4"><text:span text:style-name="T2">0..1</text:span></text:p>
          </draw:text-box>
        </draw:frame>
        <draw:frame draw:style-name="gr10" draw:text-style-name="P5" draw:layer="layout" svg:width="1.905cm" svg:height="0.962cm" svg:x="13.827cm" svg:y="14.511cm">
          <draw:text-box>
            <text:p text:style-name="P5"><text:span text:style-name="T3">1..N</text:span></text:p>
          </draw:text-box>
        </draw:frame>
        <draw:line draw:style-name="gr4" draw:text-style-name="P1" draw:layer="layout" svg:x1="8.122cm" svg:y1="16.503cm" svg:x2="15.224cm" svg:y2="14.124cm">
          <text:p text:style-name="P1"><text:span text:style-name="T2">linkto</text:span></text:p>
          <text:p text:style-name="P1"/>
        </draw:line>
        <draw:frame draw:style-name="gr9" draw:text-style-name="P4" draw:layer="layout" svg:width="1.651cm" svg:height="0.962cm" svg:x="8.122cm" svg:y="16.593cm">
          <draw:text-box>
            <text:p text:style-name="P4"><text:span text:style-name="T2">1..1</text:span></text:p>
          </draw:text-box>
        </draw:frame>
        <draw:line draw:style-name="gr6" draw:text-style-name="P1" draw:layer="layout" svg:x1="4.158cm" svg:y1="14.098cm" svg:x2="15.351cm" svg:y2="14.124cm">
          <text:p text:style-name="P1">linkto</text:p>
          <text:p text:style-name="P1"/>
        </draw:line>
        <draw:frame draw:style-name="gr5" draw:layer="layout" svg:width="1.651cm" svg:height="0.962cm" svg:x="3.931cm" svg:y="14.511cm">
          <draw:text-box>
            <text:p>0..1</text:p>
          </draw:text-box>
        </draw:frame>
        <draw:connector draw:style-name="gr7" draw:text-style-name="P1" draw:layer="layout" svg:x1="5.147cm" svg:y1="11.677cm" svg:x2="2.559cm" svg:y2="12.94cm" draw:start-shape="id4" draw:start-glue-point="3" draw:end-shape="id5" draw:end-glue-point="0" svg:d="M5147 11677h-2588v1263" svg:viewBox="0 0 2589 1264">
          <text:p/>
        </draw:connector>
        <draw:connector draw:style-name="gr7" draw:text-style-name="P1" draw:layer="layout" svg:x1="5.21cm" svg:y1="16.409cm" svg:x2="2.559cm" svg:y2="15.159cm" draw:start-shape="id6" draw:start-glue-point="3" draw:end-shape="id5" draw:end-glue-point="2" svg:d="M5210 16409h-2651v-1250" svg:viewBox="0 0 2652 1251">
          <text:p/>
        </draw:connector>
        <draw:g xml:id="id4" draw:id="id4">
          <draw:custom-shape draw:style-name="gr1" draw:text-style-name="P1" draw:layer="layout" svg:width="3.098cm" svg:height="2.159cm" svg:x="5.157cm" svg:y="10.62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147cm" svg:y1="11.379cm" svg:x2="8.265cm" svg:y2="11.379cm">
            <text:p/>
          </draw:line>
          <draw:line draw:style-name="gr2" draw:text-style-name="P1" draw:layer="layout" svg:x1="5.147cm" svg:y1="12.192cm" svg:x2="8.265cm" svg:y2="12.192cm">
            <text:p/>
          </draw:line>
          <draw:frame draw:style-name="gr3" draw:text-style-name="P2" draw:layer="layout" svg:width="2.951cm" svg:height="0.886cm" svg:x="5.441cm" svg:y="10.568cm">
            <draw:text-box>
              <text:p text:style-name="P2"><text:span text:style-name="T1">Class A1</text:span></text:p>
            </draw:text-box>
          </draw:frame>
        </draw:g>
        <draw:g xml:id="id6" draw:id="id6">
          <draw:custom-shape draw:style-name="gr1" draw:text-style-name="P1" draw:layer="layout" svg:width="3.098cm" svg:height="2.159cm" svg:x="5.22cm" svg:y="15.3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21cm" svg:y1="16.111cm" svg:x2="8.328cm" svg:y2="16.111cm">
            <text:p/>
          </draw:line>
          <draw:line draw:style-name="gr2" draw:text-style-name="P1" draw:layer="layout" svg:x1="5.21cm" svg:y1="16.924cm" svg:x2="8.328cm" svg:y2="16.924cm">
            <text:p/>
          </draw:line>
          <draw:frame draw:style-name="gr3" draw:text-style-name="P2" draw:layer="layout" svg:width="2.844cm" svg:height="0.886cm" svg:x="5.347cm" svg:y="15.3cm">
            <draw:text-box>
              <text:p text:style-name="P2"><text:span text:style-name="T1">Class A2</text:span></text:p>
            </draw:text-box>
          </draw:frame>
        </draw:g>
        <draw:line draw:style-name="gr8" draw:text-style-name="P1" draw:layer="layout" svg:x1="8.366cm" svg:y1="11.838cm" svg:x2="4.085cm" svg:y2="14.09cm">
          <text:p/>
        </draw:line>
        <draw:line draw:style-name="gr8" draw:text-style-name="P1" draw:layer="layout" svg:x1="8.403cm" svg:y1="16.503cm" svg:x2="4.085cm" svg:y2="14.09cm">
          <text:p/>
        </draw:line>
        <draw:g xml:id="id8" draw:id="id8">
          <draw:custom-shape draw:style-name="gr1" draw:text-style-name="P1" draw:layer="layout" svg:width="3.098cm" svg:height="2.159cm" svg:x="1.056cm" svg:y="20.99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.046cm" svg:y1="21.75cm" svg:x2="4.164cm" svg:y2="21.75cm">
            <text:p/>
          </draw:line>
          <draw:line draw:style-name="gr2" draw:text-style-name="P1" draw:layer="layout" svg:x1="1.046cm" svg:y1="22.563cm" svg:x2="4.164cm" svg:y2="22.563cm">
            <text:p/>
          </draw:line>
          <draw:frame draw:style-name="gr3" draw:text-style-name="P2" draw:layer="layout" svg:width="2.531cm" svg:height="0.886cm" svg:x="1.34cm" svg:y="20.939cm">
            <draw:text-box>
              <text:p text:style-name="P2"><text:span text:style-name="T1">Class A</text:span></text:p>
            </draw:text-box>
          </draw:frame>
        </draw:g>
        <draw:g xml:id="id10" draw:id="id10">
          <draw:custom-shape draw:style-name="gr1" draw:text-style-name="P1" draw:layer="layout" svg:width="3.098cm" svg:height="2.159cm" svg:x="13.182cm" svg:y="23.35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172cm" svg:y1="24.11cm" svg:x2="16.29cm" svg:y2="24.11cm">
            <text:p/>
          </draw:line>
          <draw:line draw:style-name="gr2" draw:text-style-name="P1" draw:layer="layout" svg:x1="13.172cm" svg:y1="24.923cm" svg:x2="16.29cm" svg:y2="24.923cm">
            <text:p/>
          </draw:line>
          <draw:frame draw:style-name="gr3" draw:text-style-name="P2" draw:layer="layout" svg:width="2.844cm" svg:height="0.886cm" svg:x="13.309cm" svg:y="23.299cm">
            <draw:text-box>
              <text:p text:style-name="P2"><text:span text:style-name="T1">Class B2</text:span></text:p>
            </draw:text-box>
          </draw:frame>
        </draw:g>
        <draw:g xml:id="id12" draw:id="id12">
          <draw:custom-shape draw:style-name="gr1" draw:text-style-name="P1" draw:layer="layout" svg:width="2.965cm" svg:height="2.159cm" svg:x="13.249cm" svg:y="18.62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239cm" svg:y1="19.378cm" svg:x2="16.224cm" svg:y2="19.378cm">
            <text:p/>
          </draw:line>
          <draw:line draw:style-name="gr2" draw:text-style-name="P1" draw:layer="layout" svg:x1="13.239cm" svg:y1="20.191cm" svg:x2="16.224cm" svg:y2="20.191cm">
            <text:p/>
          </draw:line>
          <draw:frame draw:style-name="gr3" draw:text-style-name="P2" draw:layer="layout" svg:width="2.826cm" svg:height="0.886cm" svg:x="13.319cm" svg:y="18.567cm">
            <draw:text-box>
              <text:p text:style-name="P2"><text:span text:style-name="T1">Class B1</text:span></text:p>
            </draw:text-box>
          </draw:frame>
        </draw:g>
        <draw:g xml:id="id11" draw:id="id11">
          <draw:custom-shape draw:style-name="gr1" draw:text-style-name="P1" draw:layer="layout" svg:width="3.098cm" svg:height="2.159cm" svg:x="17.287cm" svg:y="20.99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77cm" svg:y1="21.75cm" svg:x2="20.395cm" svg:y2="21.75cm">
            <text:p/>
          </draw:line>
          <draw:line draw:style-name="gr2" draw:text-style-name="P1" draw:layer="layout" svg:x1="17.277cm" svg:y1="22.563cm" svg:x2="20.395cm" svg:y2="22.563cm">
            <text:p/>
          </draw:line>
          <draw:frame draw:style-name="gr3" draw:text-style-name="P2" draw:layer="layout" svg:width="2.531cm" svg:height="0.886cm" svg:x="17.571cm" svg:y="20.939cm">
            <draw:text-box>
              <text:p text:style-name="P2"><text:span text:style-name="T1">Class B</text:span></text:p>
            </draw:text-box>
          </draw:frame>
        </draw:g>
        <draw:line draw:style-name="gr4" draw:text-style-name="P3" draw:layer="layout" svg:x1="8.195cm" svg:y1="19.803cm" svg:x2="13.275cm" svg:y2="19.803cm">
          <text:p text:style-name="P3"><text:span text:style-name="T2">linkto</text:span></text:p>
          <text:p text:style-name="P3"><text:span text:style-name="T2"/></text:p>
        </draw:line>
        <draw:frame draw:style-name="gr9" draw:text-style-name="P4" draw:layer="layout" svg:width="1.651cm" svg:height="0.962cm" svg:x="8.195cm" svg:y="19.893cm">
          <draw:text-box>
            <text:p text:style-name="P4"><text:span text:style-name="T2">0..1</text:span></text:p>
          </draw:text-box>
        </draw:frame>
        <draw:frame draw:style-name="gr5" draw:text-style-name="P4" draw:layer="layout" svg:width="1.905cm" svg:height="0.962cm" svg:x="11.624cm" svg:y="19.893cm">
          <draw:text-box>
            <text:p text:style-name="P4"><text:span text:style-name="T2">1..N</text:span></text:p>
          </draw:text-box>
        </draw:frame>
        <draw:line draw:style-name="gr4" draw:text-style-name="P1" draw:layer="layout" svg:x1="8.168cm" svg:y1="24.502cm" svg:x2="13.248cm" svg:y2="24.502cm">
          <text:p text:style-name="P1"><text:span text:style-name="T2">linkto</text:span></text:p>
          <text:p text:style-name="P1"/>
        </draw:line>
        <draw:frame draw:style-name="gr9" draw:text-style-name="P4" draw:layer="layout" svg:width="1.651cm" svg:height="0.962cm" svg:x="8.168cm" svg:y="24.592cm">
          <draw:text-box>
            <text:p text:style-name="P4"><text:span text:style-name="T2">1..1</text:span></text:p>
          </draw:text-box>
        </draw:frame>
        <draw:frame draw:style-name="gr5" draw:text-style-name="P4" draw:layer="layout" svg:width="1.905cm" svg:height="0.962cm" svg:x="11.597cm" svg:y="24.592cm">
          <draw:text-box>
            <text:p text:style-name="P4"><text:span text:style-name="T2">0..1</text:span></text:p>
          </draw:text-box>
        </draw:frame>
        <draw:line draw:style-name="gr6" draw:text-style-name="P1" draw:layer="layout" svg:x1="4.204cm" svg:y1="22.097cm" svg:x2="17.285cm" svg:y2="22.097cm">
          <text:p text:style-name="P1">linkto</text:p>
          <text:p text:style-name="P1"/>
        </draw:line>
        <draw:frame draw:style-name="gr5" draw:layer="layout" svg:width="1.651cm" svg:height="0.962cm" svg:x="3.977cm" svg:y="22.516cm">
          <draw:text-box>
            <text:p>0..1</text:p>
          </draw:text-box>
        </draw:frame>
        <draw:frame draw:style-name="gr5" draw:layer="layout" svg:width="1.778cm" svg:height="0.962cm" svg:x="15.807cm" svg:y="22.516cm">
          <draw:text-box>
            <text:p>0..N</text:p>
          </draw:text-box>
        </draw:frame>
        <draw:connector draw:style-name="gr7" draw:text-style-name="P1" draw:layer="layout" svg:x1="5.193cm" svg:y1="19.676cm" svg:x2="2.605cm" svg:y2="20.939cm" draw:start-shape="id7" draw:start-glue-point="3" draw:end-shape="id8" draw:end-glue-point="0" svg:d="M5193 19676h-2588v1263" svg:viewBox="0 0 2589 1264">
          <text:p/>
        </draw:connector>
        <draw:connector draw:style-name="gr7" draw:text-style-name="P1" draw:layer="layout" svg:x1="5.256cm" svg:y1="24.408cm" svg:x2="2.605cm" svg:y2="23.158cm" draw:start-shape="id9" draw:start-glue-point="3" draw:end-shape="id8" draw:end-glue-point="2" svg:d="M5256 24408h-2651v-1250" svg:viewBox="0 0 2652 1251">
          <text:p/>
        </draw:connector>
        <draw:connector draw:style-name="gr7" draw:text-style-name="P1" draw:layer="layout" svg:x1="16.29cm" svg:y1="24.408cm" svg:x2="18.836cm" svg:y2="23.158cm" draw:start-shape="id10" draw:start-glue-point="1" draw:end-shape="id11" svg:d="M16290 24408h2546v-1250" svg:viewBox="0 0 2547 1251">
          <text:p/>
        </draw:connector>
        <draw:connector draw:style-name="gr7" draw:text-style-name="P1" draw:layer="layout" svg:x1="16.224cm" svg:y1="19.676cm" svg:x2="18.836cm" svg:y2="20.939cm" draw:start-shape="id12" draw:start-glue-point="1" draw:end-shape="id11" draw:end-glue-point="0" svg:d="M16224 19676h2612v1263" svg:viewBox="0 0 2613 1264">
          <text:p/>
        </draw:connector>
        <draw:g xml:id="id7" draw:id="id7">
          <draw:custom-shape draw:style-name="gr1" draw:text-style-name="P1" draw:layer="layout" svg:width="3.098cm" svg:height="2.159cm" svg:x="5.203cm" svg:y="18.62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193cm" svg:y1="19.378cm" svg:x2="8.311cm" svg:y2="19.378cm">
            <text:p/>
          </draw:line>
          <draw:line draw:style-name="gr2" draw:text-style-name="P1" draw:layer="layout" svg:x1="5.193cm" svg:y1="20.191cm" svg:x2="8.311cm" svg:y2="20.191cm">
            <text:p/>
          </draw:line>
          <draw:frame draw:style-name="gr3" draw:text-style-name="P2" draw:layer="layout" svg:width="2.951cm" svg:height="0.886cm" svg:x="5.487cm" svg:y="18.567cm">
            <draw:text-box>
              <text:p text:style-name="P2"><text:span text:style-name="T1">Class A1</text:span></text:p>
            </draw:text-box>
          </draw:frame>
        </draw:g>
        <draw:g xml:id="id9" draw:id="id9">
          <draw:custom-shape draw:style-name="gr1" draw:text-style-name="P1" draw:layer="layout" svg:width="3.098cm" svg:height="2.159cm" svg:x="5.266cm" svg:y="23.35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256cm" svg:y1="24.11cm" svg:x2="8.374cm" svg:y2="24.11cm">
            <text:p/>
          </draw:line>
          <draw:line draw:style-name="gr2" draw:text-style-name="P1" draw:layer="layout" svg:x1="5.256cm" svg:y1="24.923cm" svg:x2="8.374cm" svg:y2="24.923cm">
            <text:p/>
          </draw:line>
          <draw:frame draw:style-name="gr3" draw:text-style-name="P2" draw:layer="layout" svg:width="2.844cm" svg:height="0.886cm" svg:x="5.393cm" svg:y="23.299cm">
            <draw:text-box>
              <text:p text:style-name="P2"><text:span text:style-name="T1">Class A2</text:span></text:p>
            </draw:text-box>
          </draw:frame>
        </draw:g>
        <draw:line draw:style-name="gr8" draw:text-style-name="P1" draw:layer="layout" svg:x1="8.366cm" svg:y1="19.796cm" svg:x2="4.131cm" svg:y2="22.089cm">
          <text:p/>
        </draw:line>
        <draw:line draw:style-name="gr8" draw:text-style-name="P1" draw:layer="layout" svg:x1="8.449cm" svg:y1="24.502cm" svg:x2="4.131cm" svg:y2="22.089cm">
          <text:p/>
        </draw:line>
        <draw:line draw:style-name="gr8" draw:text-style-name="P1" draw:layer="layout" svg:x1="13.275cm" svg:y1="19.803cm" svg:x2="17.212cm" svg:y2="22.089cm">
          <text:p/>
        </draw:line>
        <draw:line draw:style-name="gr8" draw:text-style-name="P1" draw:layer="layout" svg:x1="13.148cm" svg:y1="24.502cm" svg:x2="17.187cm" svg:y2="22.0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se van Dam</meta:initial-creator>
    <meta:creation-date>2014-11-17T11:31:25.920811236</meta:creation-date>
    <dc:date>2014-11-17T15:35:13.552006053</dc:date>
    <dc:creator>Jesse van Dam</dc:creator>
    <meta:editing-duration>PT3H52M16S</meta:editing-duration>
    <meta:editing-cycles>8</meta:editing-cycles>
    <meta:generator>LibreOffice/4.2.7.2$Linux_X86_64 LibreOffice_project/420m0$Build-2</meta:generator>
    <meta:document-statistic meta:object-count="109"/>
  </office:meta>
</office:document-meta>
</file>